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Heading2Char" style:family="text">
      <style:text-properties style:font-name-asian="Calibri"/>
    </style:style>
    <style:style style:name="T3" style:parent-style-name="DefaultParagraphFont" style:family="text">
      <style:text-properties style:font-name="Arial" style:font-name-complex="Arial" fo:color="#2B2B2B" fo:font-size="10pt" style:font-size-asian="10pt" style:font-size-complex="10pt" fo:background-color="#FFFFFF"/>
    </style:style>
    <style:style style:name="T4" style:parent-style-name="DefaultParagraphFont" style:family="text">
      <style:text-properties style:font-name="Arial" style:font-name-complex="Arial" fo:color="#2B2B2B" fo:font-size="10pt" style:font-size-asian="10pt" style:font-size-complex="10pt" fo:background-color="#FFFFFF"/>
    </style:style>
    <style:style style:name="T5" style:parent-style-name="Heading2Char" style:family="text">
      <style:text-properties style:font-name-asian="Calibri"/>
    </style:style>
    <style:style style:name="T6" style:parent-style-name="DefaultParagraphFont" style:family="text">
      <style:text-properties style:font-name="Arial" style:font-name-complex="Arial" fo:color="#2B2B2B" fo:font-size="10pt" style:font-size-asian="10pt" style:font-size-complex="10pt" fo:background-color="#FFFFFF"/>
    </style:style>
    <style:style style:name="T7" style:parent-style-name="Heading2Char" style:family="text">
      <style:text-properties style:font-name-asian="Calibri"/>
    </style:style>
    <style:style style:name="T8" style:parent-style-name="DefaultParagraphFont" style:family="text">
      <style:text-properties style:font-name="Arial" style:font-name-complex="Arial" fo:color="#2B2B2B" fo:font-size="10pt" style:font-size-asian="10pt" style:font-size-complex="10pt" fo:background-color="#FFFFFF"/>
    </style:style>
    <style:style style:name="T9" style:parent-style-name="Hyperlink" style:family="text">
      <style:text-properties style:font-name="Arial" style:font-name-complex="Arial" fo:font-size="10pt" style:font-size-asian="10pt" style:font-size-complex="10pt" fo:background-color="#FFFFFF"/>
    </style:style>
    <style:style style:name="T10" style:parent-style-name="Hyperlink" style:family="text">
      <style:text-properties style:font-name="Arial" style:font-name-complex="Arial" fo:font-size="10pt" style:font-size-asian="10pt" style:font-size-complex="10pt" fo:background-color="#FFFFFF"/>
    </style:style>
    <style:style style:name="T11" style:parent-style-name="DefaultParagraphFont" style:family="text">
      <style:text-properties style:font-name="Arial" style:font-name-complex="Arial" fo:color="#2B2B2B" fo:font-size="10pt" style:font-size-asian="10pt" style:font-size-complex="10pt" fo:background-color="#FFFFFF"/>
    </style:style>
    <style:style style:name="T12" style:parent-style-name="DefaultParagraphFont" style:family="text">
      <style:text-properties style:font-name="Times" style:font-name-asian="Times New Roman" style:font-name-complex="Times" fo:color="#0000FF" fo:font-size="12pt" style:font-size-asian="12pt" style:font-size-complex="12pt" style:text-underline-type="single" style:text-underline-style="solid" style:text-underline-width="auto" style:text-underline-mode="continuous" fo:language="en" fo:country="AU"/>
    </style:style>
    <style:style style:name="T13" style:parent-style-name="DefaultParagraphFont" style:family="text">
      <style:text-properties style:font-name="Times" style:font-name-asian="Times New Roman" style:font-name-complex="Times" fo:font-size="12pt" style:font-size-asian="12pt" style:font-size-complex="12pt" fo:language="en" fo:country="AU"/>
    </style:style>
    <style:style style:name="T14" style:parent-style-name="DefaultParagraphFont" style:family="text">
      <style:text-properties style:font-name="Arial" style:font-name-complex="Arial" fo:color="#2B2B2B" fo:font-size="10pt" style:font-size-asian="10pt" style:font-size-complex="10pt" fo:background-color="#FFFFFF"/>
    </style:style>
    <style:style style:name="P15" style:parent-style-name="Heading2" style:family="paragraph">
      <style:text-properties fo:font-style="italic" style:font-style-asian="italic"/>
    </style:style>
    <style:style style:name="P16" style:parent-style-name="Normal" style:family="paragraph">
      <style:paragraph-properties fo:line-height="100%" fo:background-color="#FFFFFF"/>
      <style:text-properties style:font-name-asian="Times New Roman" style:font-name-complex="Calibri" fo:font-style="italic" style:font-style-asian="italic" fo:color="#000000" fo:font-size="12pt" style:font-size-asian="12pt" style:font-size-complex="12pt" style:language-asian="en" style:country-asian="GB"/>
    </style:style>
    <style:style style:name="P17" style:parent-style-name="Normal" style:family="paragraph">
      <style:paragraph-properties fo:line-height="100%" fo:background-color="#FFFFFF"/>
    </style:style>
    <style:style style:name="T18"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19" style:parent-style-name="Normal" style:family="paragraph">
      <style:paragraph-properties fo:line-height="100%" fo:background-color="#FFFFFF"/>
    </style:style>
    <style:style style:name="T2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24" style:parent-style-name="Normal" style:family="paragraph">
      <style:paragraph-properties fo:line-height="100%" fo:background-color="#FFFFFF"/>
    </style:style>
    <style:style style:name="T2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28"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29" style:parent-style-name="Normal" style:family="paragraph">
      <style:paragraph-properties fo:line-height="100%" fo:background-color="#FFFFFF"/>
    </style:style>
    <style:style style:name="T3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3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32" style:parent-style-name="Normal" style:family="paragraph">
      <style:paragraph-properties fo:line-height="100%" fo:background-color="#FFFFFF"/>
    </style:style>
    <style:style style:name="T3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34"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3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36" style:parent-style-name="Normal" style:family="paragraph">
      <style:paragraph-properties fo:line-height="100%" fo:background-color="#FFFFFF"/>
    </style:style>
    <style:style style:name="T37"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8" style:parent-style-name="Normal" style:family="paragraph">
      <style:paragraph-properties fo:line-height="100%" fo:background-color="#FFFFFF"/>
    </style:style>
    <style:style style:name="T39"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4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4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42" style:parent-style-name="Normal" style:family="paragraph">
      <style:paragraph-properties fo:line-height="100%" fo:background-color="#FFFFFF"/>
    </style:style>
    <style:style style:name="T4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44"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4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46" style:parent-style-name="Normal" style:family="paragraph">
      <style:paragraph-properties fo:line-height="100%" fo:background-color="#FFFFFF"/>
    </style:style>
    <style:style style:name="T4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48"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49" style:parent-style-name="Normal" style:family="paragraph">
      <style:paragraph-properties fo:line-height="100%" fo:background-color="#FFFFFF"/>
    </style:style>
    <style:style style:name="T5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5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5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53" style:parent-style-name="Normal" style:family="paragraph">
      <style:paragraph-properties fo:line-height="100%" fo:background-color="#FFFFFF"/>
    </style:style>
    <style:style style:name="T54"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5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5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57" style:parent-style-name="Normal" style:family="paragraph">
      <style:paragraph-properties fo:line-height="100%" fo:background-color="#FFFFFF"/>
    </style:style>
    <style:style style:name="T58"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59" style:parent-style-name="Normal" style:family="paragraph">
      <style:paragraph-properties fo:line-height="100%" fo:background-color="#FFFFFF"/>
    </style:style>
    <style:style style:name="T6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64" style:parent-style-name="Normal" style:family="paragraph">
      <style:paragraph-properties fo:line-height="100%" fo:background-color="#FFFFFF"/>
    </style:style>
    <style:style style:name="T6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68"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69" style:parent-style-name="Normal" style:family="paragraph">
      <style:paragraph-properties fo:line-height="100%" fo:background-color="#FFFFFF"/>
    </style:style>
    <style:style style:name="T7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7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7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73" style:parent-style-name="Normal" style:family="paragraph">
      <style:paragraph-properties fo:line-height="100%" fo:background-color="#FFFFFF"/>
    </style:style>
    <style:style style:name="T74"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7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7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7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78" style:parent-style-name="Normal" style:family="paragraph">
      <style:paragraph-properties fo:line-height="100%" fo:background-color="#FFFFFF"/>
    </style:style>
    <style:style style:name="T79"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8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81" style:parent-style-name="Normal" style:family="paragraph">
      <style:paragraph-properties fo:line-height="100%" fo:background-color="#FFFFFF"/>
    </style:style>
    <style:style style:name="T8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8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84" style:parent-style-name="Normal" style:family="paragraph">
      <style:paragraph-properties fo:line-height="100%" fo:background-color="#FFFFFF"/>
    </style:style>
    <style:style style:name="T8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8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87" style:parent-style-name="Normal" style:family="paragraph">
      <style:paragraph-properties fo:line-height="100%" fo:background-color="#FFFFFF"/>
    </style:style>
    <style:style style:name="T88"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89" style:parent-style-name="Normal" style:family="paragraph">
      <style:paragraph-properties fo:line-height="100%" fo:background-color="#FFFFFF"/>
    </style:style>
    <style:style style:name="T9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94" style:parent-style-name="Normal" style:family="paragraph">
      <style:paragraph-properties fo:line-height="100%" fo:background-color="#FFFFFF"/>
    </style:style>
    <style:style style:name="T9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98"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99" style:parent-style-name="Normal" style:family="paragraph">
      <style:paragraph-properties fo:line-height="100%" fo:background-color="#FFFFFF"/>
    </style:style>
    <style:style style:name="T10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0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0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03" style:parent-style-name="Normal" style:family="paragraph">
      <style:paragraph-properties fo:line-height="100%" fo:background-color="#FFFFFF"/>
    </style:style>
    <style:style style:name="T104"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0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0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07" style:parent-style-name="Normal" style:family="paragraph">
      <style:paragraph-properties fo:line-height="100%" fo:background-color="#FFFFFF"/>
    </style:style>
    <style:style style:name="T108"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109" style:parent-style-name="Normal" style:family="paragraph">
      <style:paragraph-properties fo:line-height="100%" fo:background-color="#FFFFFF"/>
    </style:style>
    <style:style style:name="T11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1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1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1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14" style:parent-style-name="Normal" style:family="paragraph">
      <style:paragraph-properties fo:line-height="100%" fo:background-color="#FFFFFF"/>
    </style:style>
    <style:style style:name="T11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1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1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18" style:parent-style-name="Normal" style:family="paragraph">
      <style:paragraph-properties fo:line-height="100%" fo:background-color="#FFFFFF"/>
    </style:style>
    <style:style style:name="T119"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20"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21" style:parent-style-name="Normal" style:family="paragraph">
      <style:paragraph-properties fo:line-height="100%" fo:background-color="#FFFFFF"/>
    </style:style>
    <style:style style:name="T12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2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24" style:parent-style-name="Normal" style:family="paragraph">
      <style:paragraph-properties fo:line-height="100%" fo:background-color="#FFFFFF"/>
    </style:style>
    <style:style style:name="T125"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26"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27"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28" style:parent-style-name="Normal" style:family="paragraph">
      <style:paragraph-properties fo:line-height="100%" fo:background-color="#FFFFFF"/>
    </style:style>
    <style:style style:name="T129"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130" style:parent-style-name="Normal" style:family="paragraph">
      <style:paragraph-properties fo:line-height="100%" fo:background-color="#FFFFFF"/>
    </style:style>
    <style:style style:name="T13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32"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33"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P134" style:parent-style-name="Normal" style:family="paragraph">
      <style:paragraph-properties fo:margin-top="0.25in" fo:margin-bottom="0.0555in" fo:line-height="100%" fo:background-color="#FFFFFF"/>
    </style:style>
    <style:style style:name="T135" style:parent-style-name="DefaultParagraphFont" style:family="text">
      <style:text-properties style:font-name-asian="Times New Roman" style:font-name-complex="Calibri" fo:color="#000000" fo:font-size="17pt" style:font-size-asian="17pt" style:font-size-complex="17pt" style:language-asian="en" style:country-asian="GB"/>
    </style:style>
    <style:style style:name="P136" style:parent-style-name="Normal" style:family="paragraph">
      <style:paragraph-properties fo:margin-bottom="0.125in" fo:line-height="100%" fo:margin-left="0.5in" fo:text-indent="-0.25in" fo:background-color="#FFFFFF">
        <style:tab-stops/>
      </style:paragraph-properties>
    </style:style>
    <style:style style:name="T13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38"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39"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4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41"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4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43" style:parent-style-name="Normal" style:family="paragraph">
      <style:paragraph-properties fo:margin-bottom="0.125in" fo:line-height="100%" fo:margin-left="0.5in" fo:text-indent="-0.25in" fo:background-color="#FFFFFF">
        <style:tab-stops/>
      </style:paragraph-properties>
    </style:style>
    <style:style style:name="T144"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45"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46"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4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48"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49"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5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51" style:parent-style-name="Normal" style:family="paragraph">
      <style:paragraph-properties fo:margin-bottom="0.125in" fo:line-height="100%" fo:margin-left="0.5in" fo:text-indent="-0.25in" fo:background-color="#FFFFFF">
        <style:tab-stops/>
      </style:paragraph-properties>
    </style:style>
    <style:style style:name="T15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53"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54"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5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56"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5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58"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59" style:parent-style-name="Normal" style:family="paragraph">
      <style:paragraph-properties fo:margin-bottom="0.125in" fo:line-height="100%" fo:margin-left="0.5in" fo:text-indent="-0.25in" fo:background-color="#FFFFFF">
        <style:tab-stops/>
      </style:paragraph-properties>
    </style:style>
    <style:style style:name="T16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61"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6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63"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64"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6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66" style:parent-style-name="Normal" style:family="paragraph">
      <style:paragraph-properties fo:margin-bottom="0.125in" fo:line-height="100%" fo:margin-left="0.5in" fo:text-indent="-0.25in" fo:background-color="#FFFFFF">
        <style:tab-stops/>
      </style:paragraph-properties>
    </style:style>
    <style:style style:name="T16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68"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69"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7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71"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7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73"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74" style:parent-style-name="Normal" style:family="paragraph">
      <style:paragraph-properties fo:margin-bottom="0.125in" fo:line-height="100%" fo:margin-left="0.5in" fo:text-indent="-0.25in" fo:background-color="#FFFFFF">
        <style:tab-stops/>
      </style:paragraph-properties>
    </style:style>
    <style:style style:name="T17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76"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77"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78"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79"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8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81" style:parent-style-name="DefaultParagraphFont" style:family="text">
      <style:text-properties style:font-name-asian="Times New Roman" style:font-name-complex="Calibri" fo:color="#000000" fo:font-size="12pt" style:font-size-asian="12pt" style:font-size-complex="12pt" style:language-asian="en" style:country-asian="GB"/>
    </style:style>
    <style:style style:name="T18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83"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84" style:parent-style-name="Normal" style:family="paragraph">
      <style:paragraph-properties fo:margin-bottom="0.125in" fo:line-height="100%" fo:margin-left="0.5in" fo:text-indent="-0.25in" fo:background-color="#FFFFFF">
        <style:tab-stops/>
      </style:paragraph-properties>
    </style:style>
    <style:style style:name="T18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86"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8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88"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89"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9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91" style:parent-style-name="Normal" style:family="paragraph">
      <style:paragraph-properties fo:margin-bottom="0.125in" fo:line-height="100%" fo:margin-left="0.5in" fo:text-indent="-0.25in" fo:background-color="#FFFFFF">
        <style:tab-stops/>
      </style:paragraph-properties>
    </style:style>
    <style:style style:name="T19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93"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194"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95"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196"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197" style:parent-style-name="Normal" style:family="paragraph">
      <style:paragraph-properties fo:margin-bottom="0.125in" fo:line-height="100%" fo:margin-left="0.5in" fo:text-indent="-0.25in" fo:background-color="#FFFFFF">
        <style:tab-stops/>
      </style:paragraph-properties>
    </style:style>
    <style:style style:name="T198"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199"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20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01"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02"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203"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204" style:parent-style-name="Normal" style:family="paragraph">
      <style:paragraph-properties fo:margin-bottom="0.125in" fo:line-height="100%" fo:margin-left="0.5in" fo:text-indent="-0.25in" fo:background-color="#FFFFFF">
        <style:tab-stops/>
      </style:paragraph-properties>
    </style:style>
    <style:style style:name="T20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06"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20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08"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209"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210"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211" style:parent-style-name="Normal" style:family="paragraph">
      <style:paragraph-properties fo:margin-bottom="0.125in" fo:line-height="100%" fo:margin-left="0.5in" fo:text-indent="-0.25in" fo:background-color="#FFFFFF">
        <style:tab-stops/>
      </style:paragraph-properties>
    </style:style>
    <style:style style:name="T212"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13" style:parent-style-name="DefaultParagraphFont" style:family="text">
      <style:text-properties style:font-name-asian="Times New Roman" style:font-name-complex="Calibri" fo:color="#000000" fo:font-size="7pt" style:font-size-asian="7pt" style:font-size-complex="7pt" style:language-asian="en" style:country-asian="GB"/>
    </style:style>
    <style:style style:name="T214"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15"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T216" style:parent-style-name="DefaultParagraphFont" style:family="text">
      <style:text-properties style:font-name-asian="Times New Roman" style:font-name-complex="Calibri" fo:font-style="italic" style:font-style-asian="italic" style:font-style-complex="italic" fo:color="#000000" fo:font-size="13.5pt" style:font-size-asian="13.5pt" style:font-size-complex="13.5pt" style:language-asian="en" style:country-asian="GB"/>
    </style:style>
    <style:style style:name="T217" style:parent-style-name="DefaultParagraphFont" style:family="text">
      <style:text-properties style:font-name-asian="Times New Roman" style:font-name-complex="Calibri" fo:color="#000000" fo:font-size="13.5pt" style:font-size-asian="13.5pt" style:font-size-complex="13.5pt" style:language-asian="en" style:country-asian="GB"/>
    </style:style>
    <style:style style:name="P218" style:parent-style-name="Normal" style:family="paragraph">
      <style:paragraph-properties fo:margin-bottom="0.1354in" fo:line-height="100%" fo:background-color="#FFFFFF"/>
      <style:text-properties style:font-name="Arial" style:font-name-asian="Times New Roman" style:font-name-complex="Arial" fo:color="#2B2B2B" fo:font-size="10pt" style:font-size-asian="10pt" style:font-size-complex="10pt" style:language-asian="en" style:country-asian="GB"/>
    </style:style>
    <style:style style:name="P219" style:parent-style-name="Normal" style:family="paragraph">
      <style:paragraph-properties fo:margin-bottom="0.1354in" fo:line-height="100%" fo:background-color="#FFFFFF"/>
      <style:text-properties style:font-name="Arial" style:font-name-asian="Times New Roman" style:font-name-complex="Arial" fo:color="#2B2B2B" fo:font-size="10pt" style:font-size-asian="10pt" style:font-size-complex="10pt" style:language-asian="en" style:country-asian="GB"/>
    </style:style>
  </office:automatic-styles>
  <office:body>
    <office:text text:use-soft-page-breaks="true">
      <text:p text:style-name="P1"><text:span text:style-name="T2">Title</text:span><text:span text:style-name="T3">: Recrudescence of Gandhian <text:s/>h</text:span><text:span text:style-name="T4">ealth- from patient centred to patient led</text:span></text:p>
      <text:p text:style-name="Normal"><text:span text:style-name="T5">AUTHORS</text:span><text:span text:style-name="T6">: Saisunder Shashank Chaganty, Akanksha Subramanian</text:span></text:p>
      <text:p text:style-name="Normal"><text:span text:style-name="T7">Affiliations:</text:span><text:span text:style-name="T8"><text:s/>Saisunder Shashank Chaganty (</text:span><text:a xlink:href="mailto:shashankchaganty@gmail.com" office:target-frame-name="_top" xlink:show="replace"><text:span text:style-name="T9">shashankchaganty@gmail.com</text:span></text:a><text:span text:style-name="T10">)</text:span><text:span text:style-name="T11"><text:s/>Second Year Medical Student , Peninsula School of Medicine and Dentistry, Pymouth, UK; Akanksha Subramanian (</text:span><text:a xlink:href="mailto:akankshasubramanian@gmail.com" office:target-frame-name="_top" xlink:show="replace"><text:span text:style-name="T12">akankshasubramanian@gmail.com</text:span></text:a><text:span text:style-name="T13">),</text:span><text:span text:style-name="T14">Second Year Medical Student,<text:s/></text:span>Bristol,<text:s/><text:span text:style-name="nowrap">BS8 1TH</text:span>, UK</text:p>
      <text:h text:style-name="Heading2" text:outline-level="2"/>
      <text:h text:style-name="P15" text:outline-level="2">Abstract<text:s/></text:h>
      <text:p text:style-name="P16">Extending on from the recent Rights Movement, health is India<text:s/>is heading towards becoming a universal right. This paper challenges this consumeristic approach by utilising the principles of Gandhian healthcare. Equipped with such knowledge apparatus, we reach the stance that for us to actualise our right to health, we must fulfil our duty towards it, thus exhibiting health as patient-led rather than patient-centred. And in order to carry out these principles and turn them into action, the paper discusses how social prescription can be used as the ideal means to empower individuals allowing them to take their health into their own hands. Through social prescription, patients are guided by their general physicians to undertake social tasks in compliment of their usual medical regimen. The pilot implementation of gardening as a social prescription activity by GPs in Mumbai constitute our efforts towards such self-actualisation of health. This project will be implemented and led by Enactus Plymouth and Enactus Bristol, with the aims of taking healthcare from being patient-centred to patient-led.</text:p>
      <text:h text:style-name="Heading2" text:outline-level="2">Main article with references:</text:h>
      <text:p text:style-name="P17"><text:span text:style-name="T18">Rights movement<text:s/></text:span></text:p>
      <text:p text:style-name="P19"><text:span text:style-name="T20">In recent years, civil society has been proactive in defining various rights-based legislation, namely the Right to Information Act (RTI, 2005), Right to Education (2009), Right to Food<text:s/></text:span><text:span text:style-name="T21">(2013) and so on. (1)Though passed with noble intentions, this ‘Rights movement’ has proved to be unequivocally shortcoming in its nature due to the lack of a commensurate rise in relevant resources to match the demand. Perhaps expectedly, this has paved w</text:span><text:span text:style-name="T22">ay for animosity considering that in November 2015, the Central Information Commission, the final appellate body for the RTI Act, has been so inundated that that it literally had not opened its mail in months, with more than 10,000 pending requests gatheri</text:span><text:span text:style-name="T23">ng dust. (2) This rights-fixated mind-set has certainly been a global trend, with international organisations promoting a human-rights framework with the aim of fostering development. (3)</text:span></text:p>
      <text:p text:style-name="P24"><text:span text:style-name="T25">When it comes to health we seem to be following a similar trajectory</text:span><text:span text:style-name="T26">. The National Health Policy 2017, which has dominated the rhetoric on Indian health as of late, also ruminates on this Rights movement by prepositioning itself to a rights based piece of legislation- namely one that would recognise our legally tenable ent</text:span><text:span text:style-name="T27">itlement to health instead of merely an assurance based approach. (4) In fact, much before its release, a recommendation for the high-level expert group, submitted to the NITI Aayog 2011-12 mentioned the importance of including ‘Right to health’ in the pol</text:span><text:span text:style-name="T28">icy. This recommendation is said to have been deleted, perhaps after having a glimpse at the fate of the aforementioned right-based legislation. (5)</text:span></text:p>
      <text:soft-page-break/>
      <text:p text:style-name="P29"><text:span text:style-name="T30">Such a rights-fixated mindset has resulted in civil society remaining more focused on consumption of resour</text:span><text:span text:style-name="T31">ces that are made available to them, rather than the action that must be taken to fulfil them- the preponderant school of thought has an insatiable appetite for the absolution of rights.<text:s/></text:span></text:p>
      <text:p text:style-name="P32"><text:span text:style-name="T33">This report aims to provide a much needed ideological challenge to<text:s/></text:span><text:span text:style-name="T34">this approach, highlighting our need to resolve such major health issues faced today, namely the right to universal health. This report purely challenges our approach through a different interpretive framework and it is not in this report’s intentions to d</text:span><text:span text:style-name="T35">eem the provision of rights as erroneous.<text:s/></text:span></text:p>
      <text:p text:style-name="P36"><text:span text:style-name="T37">Gandhian challenge- from rights to duties<text:s/></text:span></text:p>
      <text:p text:style-name="P38"><text:span text:style-name="T39">The foundation for this challenge uses the principles of Mahatma Gandhi, specifically Gandhian health. Why Gandhi? Gandhian ideology has historically advocated for consta</text:span><text:span text:style-name="T40">nt self-examination and confronting the status quo heuristically. We consider it fitting therefore to place the much protracted right-based approach under scrutiny using the ideals of our much revered Father. We also view the utilisation of his much venera</text:span><text:span text:style-name="T41">ted philosophical thought as befitting the 70th anniversary of our Independence that will be observed this year.<text:s/></text:span></text:p>
      <text:p text:style-name="P42"><text:span text:style-name="T43">Gandhian health is a concept seldom discussed today. However, before delving into its intricacies, it would be pertinent to understand the ove</text:span><text:span text:style-name="T44">rarching message, namely that for us to achieve the right to health ‘’it is necessary for [us] to know [our] duties. There is no duty but creates a corresponding right, and those only are true rights which flow from a due performance of one's duties. Hence</text:span><text:span text:style-name="T45"><text:s/>rights of citizenship accrue only to those who serve the State to which they belong.’’ (6)</text:span></text:p>
      <text:p text:style-name="P46"><text:span text:style-name="T47">Gandhi speaks on a similar grounding to the Bhagavad Gita with the idea that ‘’Swaraj (self-independence) comes only from performance by individuals of their duty a</text:span><text:span text:style-name="T48">s citizens. In it no one thinks of his rights. They come, when they are needed, for better performance of duty.’’<text:s/></text:span></text:p>
      <text:p text:style-name="P49"><text:span text:style-name="T50">A simple yet a profoundly infallible stance that provokes self-reflection. Our approach thus far, dominated by this fixation on our rights ha</text:span><text:span text:style-name="T51">s blinded us of our own limitations and deterred selfcritique. This altered perspective on our approach therefore compels us to ask the logical question: What is our duty towards health? Are we fulfilling our duty towards health before demanding it as a ri</text:span><text:span text:style-name="T52">ght?</text:span></text:p>
      <text:p text:style-name="P53"><text:span text:style-name="T54">To answer the former, another suitable starting point would be our venerated Indian constitution which, perhaps to the reader’s surprise, specifies duties of Indian citizens in the List of Fundamental Duties:Art. 51A, Part IVA. (7) These include our d</text:span><text:span text:style-name="T55">uty to: abide by the constitution, promote harmony, preserve our composite culture, and safeguard public property and so on. The non-enforceable and non-justiciable nature of these duties are convenient and have perhaps been conducive for the individual ab</text:span><text:span text:style-name="T56">dication of responsibility towards self-health as well as public health.<text:s/></text:span></text:p>
      <text:p text:style-name="P57"><text:span text:style-name="T58">Gandhian health- from patient centered to patient led</text:span></text:p>
      <text:p text:style-name="P59"><text:span text:style-name="T60">Armed with the sense of duty we can ask the spectre of Gandhi how to maintain our duty towards our health. An answer can be foun</text:span><text:span text:style-name="T61">d in the form of an explicit individual’s health guide, namely Gandhi’s Keys to Health. (8) A comprehensive text that firmly advocates<text:s/></text:span><text:soft-page-break/><text:span text:style-name="T62">promotive health through asceticism and naturopathy it is a piece seldom discussed now in everyday health-its policies ar</text:span><text:span text:style-name="T63">e centred on self-purification by providing a transformative perspective on our food, water, body, the air we breathe and the earth we tread on.<text:s/></text:span></text:p>
      <text:p text:style-name="P64"><text:span text:style-name="T65">‘Keys to Health’ is highly recommended to the reader for its universal appeal and potential for tackling socio</text:span><text:span text:style-name="T66">-behavioural disease. This is extremely relevant in today’s materialistic world, where our ambition to consume have undoubtedly rendered malfunctioning of the body and mind most evidently in the urban areas where we witness a rise in non-communicable-the m</text:span><text:span text:style-name="T67">odern diseases of affluence. Through the adoption of Gandhi’s Keys to Health we foresee not only self-appraisal but also a patient-led care model superseding the patient-centered mind-set. A patient-led model-whereby the individual takes it upon himself to</text:span><text:span text:style-name="T68"><text:s/>fulfil their duty towards health, if universally adopted, would certainly aid in lessening the seemingly insurmountable pressure on our health institutions.<text:s/></text:span></text:p>
      <text:p text:style-name="P69"><text:span text:style-name="T70">Such a Gandhian inspired model is an approach that we consider to as having the ability to better</text:span><text:span text:style-name="T71"><text:s/>unsustainability, unaccountability and the information asymmetry that pervades Indian health. By being duty-bound towards our individual health, we may ultimately coerce a Right to Health Act. As Gandhi states, it is only when we each step up to our dutie</text:span><text:span text:style-name="T72">s that we are truly deserving of rights - for without fulfilling our duties, no matter how many rights may be passed, we still will struggle to obtain effective healthcare.<text:s/></text:span></text:p>
      <text:p text:style-name="P73"><text:span text:style-name="T74">The above offers a guide to individual health. However, when it comes to our colle</text:span><text:span text:style-name="T75">ctive duty towards health, this is more explicit in the Gandhian endorsed Swadeshi doctrine of social service.(6) Social service when expressed in the form of serving your locality, whether that entails working in the realms of employability, bread labour,</text:span><text:span text:style-name="T76"><text:s/>sanitation, water access or waste management taken on as a community project, these are the ultimate therapies for communitisation. The ideology proclaims that through reciprocal community voluntarism we would not only actualise the health potential of ou</text:span><text:span text:style-name="T77">r community but also be better equipped with empathising with the depressed sects of society, thus antagonising prejudice.</text:span></text:p>
      <text:p text:style-name="P78"><text:span text:style-name="T79">A combination of both individual self-expression and community interdependence is the essence of Gandhian health embodied in the idea</text:span><text:span text:style-name="T80"><text:s/>that we live plainly and think highly- ‘’eat to live not live to eat.’’<text:s/></text:span></text:p>
      <text:p text:style-name="P81"><text:span text:style-name="T82">With this framework we can begin to ask- are we fulfilling our duty towards health before demanding its right? Indeed a rhetorical question where one must yield to a degree of self-r</text:span><text:span text:style-name="T83">umination, it would not be out of place to inform the reader to be wary of dismissing the above principles as idealistically utopian and therefore unpractical.<text:s/></text:span></text:p>
      <text:p text:style-name="P84"><text:span text:style-name="T85">To counter this school of thought, and reinforce our advocacy for Gandhian health principles, w</text:span><text:span text:style-name="T86">e have been compelled to team up with University of Plymouth and University of Bristol in an attempt towards communitisation through the phenomenon of social prescription.<text:s/></text:span></text:p>
      <text:p text:style-name="P87"><text:span text:style-name="T88">Social prescription</text:span></text:p>
      <text:p text:style-name="P89"><text:span text:style-name="T90">As Gandhian Healthcare alludes to looking inwards so as to perf</text:span><text:span text:style-name="T91">orm our duties, social prescription puts these principles into action with regards procuring self-actualisation to improve individual and community health (9). In order to fulfil our duty towards health, social prescription is an easy and effective strateg</text:span><text:span text:style-name="T92">y to pilot. The reason for this lies in its ability to empower us with the chance to accept, understand and reflect on our physical,<text:s/></text:span><text:soft-page-break/><text:span text:style-name="T93">mental and emotional well-being, causing a shift in perspective, a change in our attitudes (9).<text:s/></text:span></text:p>
      <text:p text:style-name="P94"><text:span text:style-name="T95">Social prescribing harness</text:span><text:span text:style-name="T96">es the idea to create patient-led health delivery, where otherwise, a paternalistic dynamic may prevail. The main means through which social prescription is realised is through referrals by primary care professionals to community based, non-clinical servic</text:span><text:span text:style-name="T97">es (9,10). Possible referrals include physical activities including exercise, counselling, luncheon clubs and community centre gatherings, naturopathy and environmental involvement, literacy and arts, as well as signposting to financial, housing and welfar</text:span><text:span text:style-name="T98">e advice. This concept has been successfully utilised by healthcare systems in the field of primary health care. An abundance of research has provided empirical data illustrating the utility of social prescription. (9,11)<text:s/></text:span></text:p>
      <text:p text:style-name="P99"><text:span text:style-name="T100">An example of this would be depre</text:span><text:span text:style-name="T101">ssion- whereas a purely medical prescription would entail a regimen of anti-depressant, social prescription would permit the same patient to be guided and provided with the option of undergoing therapy in the form of art, music or even old-school counselli</text:span><text:span text:style-name="T102">ng. By providing such opportunities to this individual, which may be available outside the doctor’s clinic, the patient has the opportunity to empower themselves to fulfil their duties towards health. (10)<text:s/></text:span></text:p>
      <text:p text:style-name="P103"><text:span text:style-name="T104">Above example is somewhat idealistic as the locus</text:span><text:span text:style-name="T105"><text:s/>of control is shifted entirely externally, there is a high level of dependence on the external systems (10). There must be an input mechanism into the external organisation of choice, creating such networks and associations with third parties may not alwa</text:span><text:span text:style-name="T106">ys be a possibility without planning in advance, especially when the initial steps towards social prescription are taken. As a result, we must begin by taking small steps.</text:span></text:p>
      <text:p text:style-name="P107"><text:span text:style-name="T108">A modest effort towards patient led care<text:s/></text:span></text:p>
      <text:p text:style-name="P109"><text:span text:style-name="T110">So as to pragmatically pilot a social pres</text:span><text:span text:style-name="T111">cription movement we at the University of Plymouth and Bristol have partnered with various primary care doctors in Mumbai, NGOs and Tata Sustainability to advance our idea of socially prescribing gardening. The reasons for the following choice is that gard</text:span><text:span text:style-name="T112">ening is a tool that can be easily scaled up or down, going from a single pot that an individual takes responsibility for, to an entire garden plot that a community works on together (11). The act of gardening also is very easily replicated in all regions,</text:span><text:span text:style-name="T113"><text:s/>is inexpensive and does not involve any external organisations. Gardening can also show visual improvements, and therefore assessing if the patient has part taken in activities, through images and logbooks, is an easier task.</text:span></text:p>
      <text:p text:style-name="P114"><text:span text:style-name="T115">The benefits of gardening inc</text:span><text:span text:style-name="T116">lude the movement of the body as well as the meditative process of taking part in simple labour. Its simplicity, therapeuticity in ameliorating loneliness and a purposelessness, universal appeal all favour it as a suitable social prescription pilot scheme.</text:span><text:span text:style-name="T117"><text:s/>Above all, it is the patient-led aspect from which we forecast optimum health outcomes (11). The mere act of rooting a plant, watering, nurturing a plant we count as a duty towards health of the individual and the community.<text:s/></text:span></text:p>
      <text:p text:style-name="P118"><text:span text:style-name="T119">By scaling up on the gardenin</text:span><text:span text:style-name="T120">g project, this can also be used as an avenue to teach younger generations where their food and flowers come from, illustrating the original source of the foods that we now obtain only in boxes in supermarkets.<text:s/></text:span></text:p>
      <text:soft-page-break/>
      <text:p text:style-name="P121"><text:span text:style-name="T122">While we can focus our energies on passing h</text:span><text:span text:style-name="T123">ealth care rights, it is in making small but sure changes in our medical practice that will allow us to truly empower each individual and allow ourselves to take the duty towards health into our own hands.<text:s/></text:span></text:p>
      <text:p text:style-name="P124"><text:span text:style-name="T125">Indifference on the patient’s part is perhaps the</text:span><text:span text:style-name="T126"><text:s/>biggest hindrance to such social movement (10), however, when probed further the subconscious lack of understanding behind the purpose of such services is perhaps the underlying cause. As long as doctors are able utilise their force of authority and inter</text:span><text:span text:style-name="T127">vention is pragmatic we do not see reason to dismiss our efforts as idealistic (9,10).</text:span></text:p>
      <text:p text:style-name="P128"><text:span text:style-name="T129">Conclusion</text:span></text:p>
      <text:p text:style-name="P130"><text:span text:style-name="T131">We hope that through this narrative we have acted somewhat as a catalyst to self-actualisation and independence. The neglect of our duties whilst demanding ri</text:span><text:span text:style-name="T132">ghts has been the underlying disease that has instigated institutional malaise within Indian health. By revisiting Bapu we aim to have proposed an intervention that would limit the progression of this disease to an unconducive status. Coming up to our 70th</text:span><text:span text:style-name="T133"><text:s/>anniversary of our independence, by simply asking ourselves whether we have fulfilled our duty of health towards ourselves and the community, this in itself is a starting point that would mark a fitting gesture.<text:s/></text:span></text:p>
      <text:p text:style-name="P134"><text:span text:style-name="T135">References</text:span></text:p>
      <text:p text:style-name="P136"><text:span text:style-name="T137">1.</text:span><text:span text:style-name="T138"><text:s/>    </text:span><text:span text:style-name="T139">Kapur, D., Mehta, P. and</text:span><text:span text:style-name="T140"><text:s/>Vaishnav, M. (n.d.).<text:s/></text:span><text:span text:style-name="T141">Rethinking public institutions in India</text:span><text:span text:style-name="T142">. Oxford University Press, p.8.</text:span></text:p>
      <text:p text:style-name="P143"><text:span text:style-name="T144">2.</text:span><text:span text:style-name="T145"><text:s/></text:span><text:span text:style-name="T146"><text:tab/></text:span><text:span text:style-name="T147">The Economic Times. (2017).<text:s/></text:span><text:span text:style-name="T148">Central Information Commission has not opened 10,000 RTI envelopes since August-end</text:span><text:span text:style-name="T149">. [online] Available at: http://economictimes.in</text:span><text:span text:style-name="T150">diatimes.com/news/politics-and-nation/central-information-commission-has-not-opened-10000-rti-envelopes-since-august-end/articleshow/49837914.cms [Accessed 12 Aug. 2017].</text:span></text:p>
      <text:p text:style-name="P151"><text:span text:style-name="T152">3.</text:span><text:span text:style-name="T153"><text:s/></text:span><text:span text:style-name="T154"><text:tab/></text:span><text:span text:style-name="T155">Robinson, N. (2017).<text:s/></text:span><text:span text:style-name="T156">Entitlement only by ‘right’</text:span><text:span text:style-name="T157">. [online] The Hindu Business Lin</text:span><text:span text:style-name="T158">e. Available at: http://www.thehindubusinessline.com/opinion/entitlement-only-byright/article4026065.ece [Accessed 12 Aug. 2017].</text:span></text:p>
      <text:p text:style-name="P159"><text:span text:style-name="T160">4.</text:span><text:span text:style-name="T161"><text:s/>    </text:span><text:span text:style-name="T162">Anon, (2017).<text:s/></text:span><text:span text:style-name="T163">National Health Policy 2017</text:span><text:span text:style-name="T164">. [online] Available at: http://cdsco.nic.in/writereaddata/National-Health-Pol</text:span><text:span text:style-name="T165">icy.pdf [Accessed 12 Aug. 2017].</text:span></text:p>
      <text:p text:style-name="P166"><text:span text:style-name="T167">5.</text:span><text:span text:style-name="T168"><text:s/></text:span><text:span text:style-name="T169"><text:tab/></text:span><text:span text:style-name="T170">Mishra, A. (2017).<text:s/></text:span><text:span text:style-name="T171">“Right to health should have been part of the Health Policy”</text:span><text:span text:style-name="T172">. [online] Governance Now. Available at: http://www.governancenow.com/views/interview/right-health-should-have-been-part-the-national-health</text:span><text:span text:style-name="T173">-policy-2017-k-srinath-reddy-public-health-foundation [Accessed 12 Aug. 2017].</text:span></text:p>
      <text:soft-page-break/>
      <text:p text:style-name="P174"><text:span text:style-name="T175">6.</text:span><text:span text:style-name="T176"><text:s/></text:span><text:span text:style-name="T177"><text:tab/></text:span><text:span text:style-name="T178">Gandhi, M. and Vyas, H. (1962).<text:s/></text:span><text:span text:style-name="T179">Village Swaraj</text:span><text:span text:style-name="T180">. Navajivan Publishing House.</text:span><text:span text:style-name="T181"><text:s/></text:span><text:span text:style-name="T182">Available at: http://www.mkgandhi.org/ebks/key_to_health.pdf [Accessed 12 Aug. 2017].http://www.m</text:span><text:span text:style-name="T183">kgandhi.org/ebks/village_swaraj.pdf</text:span></text:p>
      <text:p text:style-name="P184"><text:span text:style-name="T185">7.</text:span><text:span text:style-name="T186"><text:s/>    </text:span><text:span text:style-name="T187">India, I., Us, C. and Jaiswal, V. (2017).<text:s/></text:span><text:span text:style-name="T188">List of Fundamental Duties in Indian Constitution - Important India</text:span><text:span text:style-name="T189">. [online] Important India. Available at: http://www.importantindia.com/1998/list-of-fundamental-duties-</text:span><text:span text:style-name="T190">in-indian-constitution/ [Accessed 12 Aug. 2017].</text:span></text:p>
      <text:p text:style-name="P191"><text:span text:style-name="T192">8.</text:span><text:span text:style-name="T193"><text:s/>    </text:span><text:span text:style-name="T194">Gandhi, M. and Nayar, S. (2017).<text:s/></text:span><text:span text:style-name="T195">Keys to Health</text:span><text:span text:style-name="T196">. [online] Available at: http://www.mkgandhi.org/ebks/key_to_health.pdf [Accessed 12 Aug. 2017].</text:span></text:p>
      <text:p text:style-name="P197"><text:span text:style-name="T198">9.</text:span><text:span text:style-name="T199"><text:s/>    </text:span><text:span text:style-name="T200">Bickerdike, L., Booth, A., Wilson, P., Farley, K.</text:span><text:span text:style-name="T201"><text:s/>and Wright, K. (2017). Social prescribing: less rhetoric and more reality. A systematic review of the evidence.<text:s/></text:span><text:span text:style-name="T202">BMJ Open</text:span><text:span text:style-name="T203">, 7(4), p.e013384.</text:span></text:p>
      <text:p text:style-name="P204"><text:span text:style-name="T205">10.</text:span><text:span text:style-name="T206"><text:s/></text:span><text:span text:style-name="T207">Brandling, J. and House, W. (2009). Social prescribing in general practice: adding meaning to medicine.<text:s/></text:span><text:span text:style-name="T208">British<text:s/></text:span><text:span text:style-name="T209">Journal of General Practice</text:span><text:span text:style-name="T210">, 59(563), pp.454-456.</text:span></text:p>
      <text:p text:style-name="P211"><text:span text:style-name="T212">11.</text:span><text:span text:style-name="T213"><text:s/></text:span><text:span text:style-name="T214">Detweiler, M., Sharma, T., Detweiler, J., Murphy, P., Lane, S., Carman, J., Chudhary, A., Halling, M. and Kim, K. (2012). What Is the Evidence to Support the Use of Therapeutic Gardens for the Elderly?.</text:span><text:span text:style-name="T215"><text:s/></text:span><text:span text:style-name="T216">Psychiatry Investigation</text:span><text:span text:style-name="T217">, 9(2), p.100.</text:span></text:p>
      <text:p text:style-name="P218"/>
      <text:p text:style-name="P219">No references to patient information ma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apple-tab-span" style:display-name="apple-tab-span"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ashank Chaganty</meta:initial-creator>
    <dc:creator>Admin</dc:creator>
    <meta:creation-date>2017-08-18T13:18:00Z</meta:creation-date>
    <dc:date>2017-08-18T13:18:00Z</dc:date>
    <meta:template xlink:href="Normal" xlink:type="simple"/>
    <meta:editing-cycles>2</meta:editing-cycles>
    <meta:editing-duration>PT0S</meta:editing-duration>
    <meta:document-statistic meta:page-count="6" meta:paragraph-count="34" meta:word-count="2581" meta:character-count="17264" meta:row-count="122" meta:non-whitespace-character-count="14717"/>
  </office:meta>
</office:document-meta>
</file>